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c219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officeooo:rsid="000ec219" officeooo:paragraph-rsid="000ec219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0b978" style:font-size-asian="14pt" style:font-weight-asian="bold" style:font-size-complex="14pt" style:font-weight-complex="bold"/>
    </style:style>
    <style:style style:name="T1" style:family="text">
      <style:text-properties officeooo:rsid="000ec219"/>
    </style:style>
    <style:style style:name="T2" style:family="text">
      <style:text-properties officeooo:rsid="0010b9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C</text:span></text:p>
      <text:p text:style-name="P1">Myths</text:p>
      <text:list xml:id="list19954663021" text:style-name="L1">
        <text:list-item>
          <text:p text:style-name="P3">There is no reason for a preprocessor directive to not be in the middle of a function</text:p>
        </text:list-item>
        <text:list-item>
          <text:p text:style-name="P3">There is no reason for a main function to be not called in a main function.</text:p>
        </text:list-item>
      </text:list>
      <text:p text:style-name="Standard"/>
      <text:p text:style-name="Standard">Facts</text:p>
      <text:list xml:id="list1587160493" text:style-name="L2">
        <text:list-item>
          <text:p text:style-name="P4">C follows a row-major order while storing 2 dimensional arrays</text:p>
        </text:list-item>
      </text:list>
      <text:p text:style-name="Standard"/>
      <text:p text:style-name="Standard"/>
      <text:p text:style-name="Standard">Which operators have a right to left precedence?</text:p>
      <text:list xml:id="list244781994" text:style-name="L3">
        <text:list-item>
          <text:p text:style-name="P5">Unary operators(++, --, -, +, sizeof, !, ~, *, (type))</text:p>
        </text:list-item>
        <text:list-item>
          <text:p text:style-name="P5">Assignment operators(=, +=, -+, *=, /=, %=, ^=, &amp;=, &gt;, &lt; , &lt;=, &gt;=)</text:p>
        </text:list-item>
        <text:list-item>
          <text:p text:style-name="P5">Tertiary or conditional operator(:?)</text:p>
        </text:list-item>
      </text:list>
      <text:p text:style-name="Standard"/>
      <text:p text:style-name="P2"><text:a xlink:type="simple" xlink:href="../The%20C%20Programming%20Language%20-%202nd%20Edition%20-%20Kernighan,%20Ritchie/conversions.xlr"><text:span text:style-name="T1">Conversions</text:span></text:a></text:p>
      <text:p text:style-name="P6"/>
      <text:p text:style-name="Standard">To do</text:p>
      <text:list xml:id="list392865744" text:style-name="L4">
        <text:list-item>
          <text:p text:style-name="P7">Structures</text:p>
        </text:list-item>
        <text:list-item>
          <text:p text:style-name="P7">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12-22T16:10:34</meta:creation-date>
    <dc:date>2012-11-03T06:55:24</dc:date>
    <dc:creator>Kempa </dc:creator>
    <meta:editing-duration>PT37M29S</meta:editing-duration>
    <meta:editing-cycles>21</meta:editing-cycles>
    <meta:generator>LibreOffice/3.6$Linux_x86 LibreOffice_project/360m1$Build-2</meta:generator>
    <meta:document-statistic meta:table-count="0" meta:image-count="0" meta:object-count="0" meta:page-count="1" meta:paragraph-count="14" meta:word-count="96" meta:character-count="473" meta:non-whitespace-character-count="400"/>
  </office:meta>
</office:document-meta>
</file>